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line-height="150%" fo:text-align="justify" style:justify-single-word="false"/>
      <style:text-properties officeooo:rsid="000a071f" officeooo:paragraph-rsid="000a071f"/>
    </style:style>
    <style:style style:name="P2" style:family="paragraph" style:parent-style-name="Standard">
      <style:paragraph-properties fo:line-height="150%" fo:text-align="justify" style:justify-single-word="false"/>
      <style:text-properties officeooo:rsid="00041e90" officeooo:paragraph-rsid="00041e90"/>
    </style:style>
    <style:style style:name="P3" style:family="paragraph" style:parent-style-name="Text_20_body">
      <style:paragraph-properties fo:line-height="150%" fo:text-align="justify" style:justify-single-word="false"/>
      <style:text-properties style:font-name="Times New Roman" fo:font-size="16pt" fo:font-weight="normal" officeooo:rsid="00041e90" officeooo:paragraph-rsid="00041e90" style:font-size-asian="16pt" style:font-weight-asian="normal" style:font-size-complex="16pt" style:font-weight-complex="normal"/>
    </style:style>
    <style:style style:name="P4" style:family="paragraph" style:parent-style-name="Text_20_body">
      <style:paragraph-properties fo:line-height="150%" fo:text-align="justify" style:justify-single-word="false"/>
    </style:style>
    <style:style style:name="P5" style:family="paragraph" style:parent-style-name="Text_20_body">
      <style:paragraph-properties fo:line-height="150%" fo:text-align="justify" style:justify-single-word="false"/>
      <style:text-properties fo:font-size="16pt" fo:font-weight="bold" officeooo:rsid="0005b0c2" officeooo:paragraph-rsid="0005b0c2" style:font-size-asian="16pt" style:font-weight-asian="bold" style:font-size-complex="16pt" style:font-weight-complex="bold"/>
    </style:style>
    <style:style style:name="P6" style:family="paragraph" style:parent-style-name="Text_20_body">
      <style:paragraph-properties fo:line-height="150%" fo:text-align="justify" style:justify-single-word="false"/>
      <style:text-properties fo:font-size="20pt" fo:font-weight="bold" officeooo:rsid="0005b0c2" officeooo:paragraph-rsid="0005b0c2" style:font-size-asian="20pt" style:font-weight-asian="bold" style:font-size-complex="20pt" style:font-weight-complex="bold"/>
    </style:style>
    <style:style style:name="P7" style:family="paragraph" style:parent-style-name="Text_20_body">
      <style:paragraph-properties fo:line-height="150%" fo:text-align="justify" style:justify-single-word="false"/>
      <style:text-properties fo:font-size="20pt" fo:font-weight="normal" officeooo:rsid="0005b0c2" officeooo:paragraph-rsid="0005b0c2" style:font-size-asian="20pt" style:font-weight-asian="normal" style:font-size-complex="20pt" style:font-weight-complex="normal"/>
    </style:style>
    <style:style style:name="P8" style:family="paragraph" style:parent-style-name="Text_20_body">
      <style:paragraph-properties fo:line-height="150%" fo:text-align="justify" style:justify-single-word="false"/>
      <style:text-properties fo:font-size="16pt" fo:font-weight="normal" officeooo:rsid="0005b0c2" officeooo:paragraph-rsid="0005b0c2" style:font-size-asian="16pt" style:font-weight-asian="normal" style:font-size-complex="16pt" style:font-weight-complex="normal"/>
    </style:style>
    <style:style style:name="P9" style:family="paragraph" style:parent-style-name="Text_20_body">
      <style:paragraph-properties fo:line-height="150%" fo:text-align="justify" style:justify-single-word="false"/>
      <style:text-properties fo:font-size="16pt" fo:font-weight="bold" officeooo:rsid="00070c65" officeooo:paragraph-rsid="00070c65" style:font-size-asian="16pt" style:font-weight-asian="bold" style:font-size-complex="16pt" style:font-weight-complex="bold"/>
    </style:style>
    <style:style style:name="P10" style:family="paragraph" style:parent-style-name="Text_20_body">
      <style:paragraph-properties fo:line-height="150%" fo:text-align="justify" style:justify-single-word="false"/>
      <style:text-properties officeooo:paragraph-rsid="00070c65"/>
    </style:style>
    <style:style style:name="P11" style:family="paragraph" style:parent-style-name="Text_20_body">
      <style:paragraph-properties fo:line-height="150%" fo:text-align="justify" style:justify-single-word="false"/>
      <style:text-properties fo:font-size="16pt" fo:font-weight="normal" officeooo:rsid="00070c65" officeooo:paragraph-rsid="00070c65" style:font-size-asian="16pt" style:font-weight-asian="normal" style:font-size-complex="16pt" style:font-weight-complex="normal"/>
    </style:style>
    <style:style style:name="P12" style:family="paragraph" style:parent-style-name="Standard">
      <style:paragraph-properties fo:line-height="150%" fo:text-align="justify" style:justify-single-word="false"/>
      <style:text-properties style:font-name="Times New Roman" fo:font-size="16pt" officeooo:rsid="00041e90" officeooo:paragraph-rsid="00041e90" style:font-size-asian="16pt" style:font-size-complex="16pt"/>
    </style:style>
    <style:style style:name="T1" style:family="text">
      <style:text-properties fo:font-size="13pt" style:font-size-asian="11.3500003814697pt" style:font-size-complex="13pt"/>
    </style:style>
    <style:style style:name="T2" style:family="text">
      <style:text-properties style:font-name="Times New Roman" fo:font-size="16pt" style:font-size-asian="16pt" style:font-size-complex="16pt"/>
    </style:style>
    <style:style style:name="T3" style:family="text">
      <style:text-properties style:font-name="Times New Roman" fo:font-size="20pt" style:font-size-asian="20pt" style:font-size-complex="20pt"/>
    </style:style>
    <style:style style:name="T4" style:family="text">
      <style:text-properties style:font-name="Times New Roman" fo:font-size="20pt" fo:font-weight="bold" style:font-size-asian="20pt" style:font-weight-asian="bold" style:font-size-complex="20pt" style:font-weight-complex="bold"/>
    </style:style>
    <style:style style:name="T5" style:family="text">
      <style:text-properties style:font-name="Times New Roman"/>
    </style:style>
    <style:style style:name="T6" style:family="text">
      <style:text-properties style:font-name="Times New Roman" fo:font-size="16pt" fo:font-weight="normal" style:font-size-asian="16pt" style:font-weight-asian="normal" style:font-size-complex="16pt" style:font-weight-complex="normal"/>
    </style:style>
    <style:style style:name="T7" style:family="text">
      <style:text-properties style:font-name="Times New Roman" fo:font-size="16pt" fo:font-weight="normal" officeooo:rsid="00070c65" style:font-size-asian="16pt" style:font-weight-asian="normal" style:font-size-complex="16pt" style:font-weight-complex="normal"/>
    </style:style>
    <style:style style:name="T8"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ame:Jasna jabin M</text:span></text:p>
      <text:p text:style-name="P1"><text:span text:style-name="T1">Rollno:21</text:span></text:p>
      <text:p text:style-name="P2"><text:span text:style-name="T1"/></text:p>
      <text:p text:style-name="P2"><text:span text:style-name="T1"><text:s text:c="44"/></text:span><text:span text:style-name="T2"><text:s text:c="12"/></text:span><text:span text:style-name="T3"><text:s text:c="2"/></text:span><text:span text:style-name="T4">INTRODUCTION </text:span></text:p>
      <text:p text:style-name="P3">Earthquakes are one of the most destructive natural disasters, causing significant loss of life, infrastructure damage, and economic disruptions. Predicting earthquakes accurately remains a major challenge due to the complex and nonlinear nature of seismic activity. Traditional methods rely on geological and statistical models, but recent advancements in machine learning (ML) have opened new possibilities for improving prediction accuracy.</text:p>
      <text:p text:style-name="P4"><text:span text:style-name="T2">This project explores a machine learning-based approach to earthquake prediction using </text:span><text:span text:style-name="Strong_20_Emphasis"><text:span text:style-name="T2">Long Short-Term Memory (LSTM) networks</text:span></text:span><text:span text:style-name="T2"> and </text:span><text:span text:style-name="Strong_20_Emphasis"><text:span text:style-name="T2">Support Vector Machines (SVMs)</text:span></text:span><text:span text:style-name="T2">. LSTM, a type of recurrent neural network (RNN), is well-suited for time-series forecasting as it can capture long-term dependencies in sequential seismic data. SVM, on the other hand, is a powerful classification and regression tool that can effectively distinguish between seismic patterns associated with earthquakes of different magnitudes.</text:span></text:p>
      <text:p text:style-name="P4"><text:span text:style-name="T2">By leveraging the </text:span><text:span text:style-name="Strong_20_Emphasis"><text:span text:style-name="T2">SOCR Earthquake Dataset</text:span></text:span><text:span text:style-name="T2">, this study aims to develop a hybrid model where LSTM is used for time-series analysis of seismic activity, and SVM is employed for classification or regression-based earthquake magnitude prediction. The ultimate goal is to enhance the reliability of earthquake forecasting models, potentially aiding early warning </text:span><text:soft-page-break/><text:span text:style-name="T2">systems and disaster preparedness strategies.Machine learning models, particularly those capable of analyzing </text:span><text:span text:style-name="Strong_20_Emphasis"><text:span text:style-name="T2">time-series data</text:span></text:span><text:span text:style-name="T2">, can identify patterns that may not be easily recognizable through conventional methods. With the increasing availability of seismic data, leveraging ML-based models has become an exciting area of research for improving earthquake prediction accuracy. </text:span></text:p>
      <text:p text:style-name="P5"><text:span text:style-name="T5">MOTIVATION</text:span></text:p>
      <text:p text:style-name="P6"><text:span text:style-name="T6">The motivation behind this research is driven by the urgent </text:span><text:span text:style-name="Strong_20_Emphasis"><text:span text:style-name="T6">need for improved earthquake prediction methods</text:span></text:span><text:span text:style-name="T6"> to enhance disaster preparedness and response strategies. By integrating </text:span><text:span text:style-name="Strong_20_Emphasis"><text:span text:style-name="T6">LSTM and SVM</text:span></text:span><text:span text:style-name="T6">, this study aims to develop an </text:span><text:span text:style-name="Strong_20_Emphasis"><text:span text:style-name="T6">accurate, scalable, and data-driven model</text:span></text:span><text:span text:style-name="T6"> that contributes to the field of </text:span><text:span text:style-name="Strong_20_Emphasis"><text:span text:style-name="T6">AI-powered earthquake forecasting</text:span></text:span><text:span text:style-name="T6">. If successful, this approach could pave the way for </text:span><text:span text:style-name="Strong_20_Emphasis"><text:span text:style-name="T6">early warning systems that save lives and reduce economic losses</text:span></text:span><text:span text:style-name="T6"> worldwide.</text:span></text:p>
      <text:p text:style-name="P7"><text:span text:style-name="T2">Earthquakes are one of the most destructive natural disasters, often occurring without warning and leading to catastrophic consequences, including </text:span><text:span text:style-name="Strong_20_Emphasis"><text:span text:style-name="T6">loss of life, infrastructure damage, and economic instability</text:span></text:span><text:span text:style-name="T2">. The unpredictability of earthquakes poses a significant challenge to disaster preparedness and response efforts. </text:span></text:p>
      <text:p text:style-name="P8"><text:span text:style-name="T5"/></text:p>
      <text:p text:style-name="P8"><text:span text:style-name="T5"/></text:p>
      <text:p text:style-name="P8"><text:span text:style-name="T5"/></text:p>
      <text:p text:style-name="P8"><text:span text:style-name="T5"/></text:p>
      <text:p text:style-name="P8"><text:soft-page-break/><text:span text:style-name="T5"/></text:p>
      <text:p text:style-name="P8"><text:span text:style-name="T5"/></text:p>
      <text:p text:style-name="P9"><text:span text:style-name="T5">OBJECTIVES</text:span></text:p>
      <text:p text:style-name="P10"><text:span text:style-name="T7">The project clearly outlines the purpose (earthquake magnitude prediction and risk assessment) and the importance of earthquake prediction in disaster management.<text:line-break/>1.Dataset Description: The details of the SOCR Earthquake Dataset are well-explained, including the attributes and time range.<text:line-break/>2.Model Explanation:</text:span><text:span text:style-name="T2">This project utilizes a </text:span><text:span text:style-name="Strong_20_Emphasis"><text:span text:style-name="T6">hybrid machine learning model combining Long Short-Term Memory (LSTM) networks and Support Vector Machines (SVMs)</text:span></text:span><text:span text:style-name="T2"> for earthquake prediction. The model is designed to analyze </text:span><text:span text:style-name="Strong_20_Emphasis"><text:span text:style-name="T6">seismic time-series data</text:span></text:span><text:span text:style-name="T2"> and predict earthquake occurrences and magnitudes with improved accuracy.</text:span></text:p>
      <text:p text:style-name="P11"><text:span text:style-name="T5">3.Metrics Discussion: The inclusion of MSE and R² scores for model evaluation is useful for understanding model performance.<text:line-break/>4.Visual References: Although figures are mentioned (e.g., plots for regression and confusion matrices), they provide an idea of how visualization plays a role in the project.</text:span></text:p>
      <text:p text:style-name="P12"><text:span text:style-name="T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3T09:42:41.796000000</meta:creation-date>
    <dc:date>2025-03-23T10:24:46.192000000</dc:date>
    <meta:editing-duration>PT4M20S</meta:editing-duration>
    <meta:editing-cycles>2</meta:editing-cycles>
    <meta:generator>LibreOffice/24.8.5.2$Windows_X86_64 LibreOffice_project/fddf2685c70b461e7832239a0162a77216259f22</meta:generator>
    <meta:document-statistic meta:table-count="0" meta:image-count="0" meta:object-count="0" meta:page-count="3" meta:paragraph-count="12" meta:word-count="467" meta:character-count="3493" meta:non-whitespace-character-count="2978"/>
  </office:meta>
</office:document-meta>
</file>